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2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. S.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2, 1892</text:p>
      <text:p text:style-name="P6">Month<text:tab/><text:tab/><text:tab/><text:tab/><text:tab/><text:tab/>September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ortland</text:p>
      <text:p text:style-name="P6">State<text:tab/><text:tab/><text:tab/><text:tab/><text:tab/><text:tab/>OR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[Picture of Cohen, Davis &amp; Co. building]/</text:p>
      <text:p text:style-name="P3">CABLE ADDRESS,<text:tab/><text:tab/><text:tab/><text:tab/><text:tab/><text:tab/><text:tab/><text:tab/>NEW YORK OFFICE:/</text:p>
      <text:p text:style-name="P3">"CODA."<text:tab/><text:tab/><text:tab/><text:tab/><text:tab/><text:tab/><text:tab/><text:tab/><text:tab/>81 WALKER ST./</text:p>
      <text:p text:style-name="P2">OFFICE OF/</text:p>
      <text:p text:style-name="P2">Cohen, Davis &amp; Co.,/</text:p>
      <text:p text:style-name="P2">IMPORTERS OF/</text:p>
      <text:p text:style-name="P2">NOTIONS, TOYS &amp; FANCY GOODS/</text:p>
      <text:p text:style-name="P2">2 and 4 North Front Street, cor. A,/</text:p>
      <text:p text:style-name="P4">Portland, Or. Sept 2[/ inserted by author]92/</text:p>
      <text:p text:style-name="P3">Rev Dr S Morais/</text:p>
      <text:p text:style-name="P3">My dear sir/</text:p>
      <text:p text:style-name="P3"><text:tab/>I can now give you the/ information you desired concerning the new/ congregation in Seattle/</text:p>
      <text:p text:style-name="P3">Name, "Ohavath Sholem" President G Winehill/ Sectry. W Kierski/</text:p>
      <text:p text:style-name="P3"><text:soft-page-break/>Minhag Conservative,--family pews. otherwise leaning/ towards German orthodoxy./</text:p>
      <text:p text:style-name="P3">Number of members now on roll 110./</text:p>
      <text:p text:style-name="P3">Rabbi Rev A. Brown salary $1500<text:span text:style-name="T2">00</text:span><text:span text:style-name="T3"> they have/ also a burying ground and Hebrew school/ I met Mr Brown but once when he called upon me here,/ (I was under the impression his name was Moses.) <text:s/>He is/ something of the style of Bettelheim, though a smaller/ man,--he is not elected for any definite time, has/ been conducting services in a hall for the past/ Eight months. <text:s/>The synagogue will be dedicated/ on the 18th inst. <text:s/>Its quite a handsome one, (frame)/ I am told, having not yet seen it, I will deliver/</text:span></text:p>
      <text:p text:style-name="P3"><text:span text:style-name="T3"/></text:p>
      <text:p text:style-name="P3"><text:span text:style-name="T3">[Page 2]</text:span></text:p>
      <text:p text:style-name="P3"><text:span text:style-name="T3">the dedication address. <text:s/>I do not think that/ Brown is a speaker. <text:s/>I shall be pleased/ if I can be of any service to you or the/ college in this or any other direction./</text:span></text:p>
      <text:p text:style-name="P3"><text:span text:style-name="T3"><text:tab/>With regards/ Very truly yours/ D. S. Cohen/</text:span></text:p>
      <text:p text:style-name="P3"><text:span text:style-name="T3">You will be pleased to know that the/ people [?] recognize a change in the/ conduct of affairs in my department and/ very generously credit me with meeting/ all their expectations. <text:s/>The position is in no/ wise a pleasant one and I have probably/ made many active enemies among the corrupt/ classes; but I have done everything with the/ windows open &amp; shall so continue,--they shall/ all acknowledge that the first man they have had/ in the position who favored none &amp; feared none was a Je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04:04.14</meta:creation-date>
    <dc:date>2011-12-06T15:15:22.66</dc:date>
    <dc:creator>Penn Libraries</dc:creator>
    <meta:editing-duration>PT00H11M1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485" meta:character-count="3059"/>
  </office:meta>
</office:document-meta>
</file>